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c198" officeooo:paragraph-rsid="0009c198"/>
    </style:style>
    <style:style style:name="P2" style:family="paragraph" style:parent-style-name="Standard">
      <style:text-properties officeooo:rsid="000aea9c" officeooo:paragraph-rsid="000aea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red pointers</text:p>
      <text:p text:style-name="P1"/>
      <text:p text:style-name="P1">Welcome back! In this video we will be learning about shared pointers. </text:p>
      <text:p text:style-name="P1"/>
      <text:p text:style-name="P1">A unique pointer is a great way to insure the proper creation and release of a resource that is supposed to be wholly owned by a single object or container. However, sometimes several different objects need to share a resource, but the developer still wants the resource automatically released when it is no longer being referenced. This is where std::shared_ptr really shines. <text:s text:c="2"/></text:p>
      <text:p text:style-name="P1"/>
      <text:p text:style-name="P2">Std::shared_ptr is a smart pointer that retains shared ownership of an object through a pointer. Several shared_ptr objects may own the same pointer. And the pointer memory is only released when the last remaining shared pointer owning the object is destroyed by going out of scope, being reset, or being reassigned. </text:p>
      <text:p text:style-name="P2"/>
      <text:p text:style-name="P2">There are a few ways to create a shared pointer, the first is with a constructor, and the second is with the std::make_shared function. The shared pointer can also take a deleter if one is needed, otherwise it will just delete the pointer with the global operator delete. </text:p>
      <text:p text:style-name="P2"/>
      <text:p text:style-name="P2">The shared pointer object works by keeping a reference count which can be read with use_count(). A shared pointer is copyable, unlike the unique_ptr, so it can be passed by value to functions or other objects. shared_ptr also has a companion pointer type called std::weak_ptr. </text:p>
      <text:p text:style-name="P2"/>
      <text:p text:style-name="P2">The std::weak_ptr is a smart pointer that holds a non-owning weak reference to a shared pointer object. A weak_ptr does not influence a reference count, and therfor does not influence the lifetime of the shared pointer. You must convert the weak pointer to a shared pointer before you can access the reference object, but you can still access the shared_ptr metadata like use_count, and if it still exists via the weak_ptr. Just remember that the weak_ptr is used to track the object, and is converted to s shared_ptr to assume tempory ownership. </text:p>
      <text:p text:style-name="P2"/>
      <text:p text:style-name="P2">A weak_ptr can be made by assigning a shared pointer to a weak pointer variable. A shared pointer can be reterived from a weak_ptr by calling the lock() member function. Lets take a look at some examples</text:p>
      <text:p text:style-name="P2"/>
      <text:p text:style-name="P2">&lt;shared_ptr.cpp?</text:p>
      <text:p text:style-name="P2"/>
      <text:p text:style-name="P2">In the next video we will be learning about Allocators. Thank you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2:15:27.507549472</meta:creation-date>
    <dc:date>2019-04-21T12:46:18.803832125</dc:date>
    <meta:editing-duration>PT18M51S</meta:editing-duration>
    <meta:editing-cycles>4</meta:editing-cycles>
    <meta:generator>LibreOffice/6.0.7.3$Linux_X86_64 LibreOffice_project/00m0$Build-3</meta:generator>
    <meta:document-statistic meta:table-count="0" meta:image-count="0" meta:object-count="0" meta:page-count="1" meta:paragraph-count="10" meta:word-count="364" meta:character-count="2177" meta:non-whitespace-character-count="1815"/>
  </office:meta>
</office:document-meta>
</file>